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41cm"/>
    </style:style>
    <style:style style:name="co2" style:family="table-column">
      <style:table-column-properties fo:break-before="auto" style:column-width="0.778cm"/>
    </style:style>
    <style:style style:name="co3" style:family="table-column">
      <style:table-column-properties fo:break-before="auto" style:column-width="0.885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9"/>
        </table:table-row>
        <table:table-row table:style-name="ro1">
          <table:table-cell table:number-columns-repeated="46"/>
        </table:table-row>
        <table:table-row table:style-name="ro1">
          <table:table-cell office:value-type="string" calcext:value-type="string">
            <text:p>mean</text:p>
          </table:table-cell>
          <table:table-cell/>
          <table:table-cell table:formula="of:=AVERAGE([.C2:.C10])" office:value-type="float" office:value="6.77777777777778" calcext:value-type="float">
            <text:p>6.7777777778</text:p>
          </table:table-cell>
          <table:table-cell table:formula="of:=AVERAGE([.D2:.D10])" office:value-type="float" office:value="6.33333333333333" calcext:value-type="float">
            <text:p>6.3333333333</text:p>
          </table:table-cell>
          <table:table-cell table:formula="of:=AVERAGE([.E2:.E10])" office:value-type="float" office:value="5.66666666666667" calcext:value-type="float">
            <text:p>5.6666666667</text:p>
          </table:table-cell>
          <table:table-cell table:formula="of:=AVERAGE([.F2:.F10])" office:value-type="float" office:value="7.11111111111111" calcext:value-type="float">
            <text:p>7.1111111111</text:p>
          </table:table-cell>
          <table:table-cell table:formula="of:=AVERAGE([.G2:.G10])" office:value-type="float" office:value="6.77777777777778" calcext:value-type="float">
            <text:p>6.7777777778</text:p>
          </table:table-cell>
          <table:table-cell table:number-columns-repeated="2"/>
          <table:table-cell table:formula="of:=AVERAGE([.J2:.J10])" office:value-type="float" office:value="7.66666666666667" calcext:value-type="float">
            <text:p>7.6666666667</text:p>
          </table:table-cell>
          <table:table-cell table:formula="of:=AVERAGE([.K2:.K10])" office:value-type="float" office:value="6.66666666666667" calcext:value-type="float">
            <text:p>6.6666666667</text:p>
          </table:table-cell>
          <table:table-cell table:formula="of:=AVERAGE([.L2:.L10])" office:value-type="float" office:value="6" calcext:value-type="float">
            <text:p>6</text:p>
          </table:table-cell>
          <table:table-cell table:formula="of:=AVERAGE([.M2:.M10])" office:value-type="float" office:value="6.33333333333333" calcext:value-type="float">
            <text:p>6.3333333333</text:p>
          </table:table-cell>
          <table:table-cell table:formula="of:=AVERAGE([.N2:.N10])" office:value-type="float" office:value="5.83333333333333" calcext:value-type="float">
            <text:p>5.8333333333</text:p>
          </table:table-cell>
          <table:table-cell table:number-columns-repeated="2"/>
          <table:table-cell table:formula="of:=AVERAGE([.Q2:.Q10])" office:value-type="float" office:value="7.125" calcext:value-type="float">
            <text:p>7.125</text:p>
          </table:table-cell>
          <table:table-cell table:formula="of:=AVERAGE([.R2:.R10])" office:value-type="float" office:value="6.625" calcext:value-type="float">
            <text:p>6.625</text:p>
          </table:table-cell>
          <table:table-cell table:formula="of:=AVERAGE([.S2:.S10])" office:value-type="float" office:value="4.5" calcext:value-type="float">
            <text:p>4.5</text:p>
          </table:table-cell>
          <table:table-cell table:formula="of:=AVERAGE([.T2:.T10])" office:value-type="float" office:value="6" calcext:value-type="float">
            <text:p>6</text:p>
          </table:table-cell>
          <table:table-cell table:formula="of:=AVERAGE([.U2:.U10])" office:value-type="float" office:value="5.75" calcext:value-type="float">
            <text:p>5.75</text:p>
          </table:table-cell>
          <table:table-cell table:number-columns-repeated="2"/>
          <table:table-cell table:formula="of:=AVERAGE([.X2:.X10])" office:value-type="float" office:value="8.14285714285714" calcext:value-type="float">
            <text:p>8.1428571429</text:p>
          </table:table-cell>
          <table:table-cell table:formula="of:=AVERAGE([.Y2:.Y10])" office:value-type="float" office:value="7.71428571428571" calcext:value-type="float">
            <text:p>7.7142857143</text:p>
          </table:table-cell>
          <table:table-cell table:formula="of:=AVERAGE([.Z2:.Z10])" office:value-type="float" office:value="5.85714285714286" calcext:value-type="float">
            <text:p>5.8571428571</text:p>
          </table:table-cell>
          <table:table-cell table:formula="of:=AVERAGE([.AA2:.AA10])" office:value-type="float" office:value="5.85714285714286" calcext:value-type="float">
            <text:p>5.8571428571</text:p>
          </table:table-cell>
          <table:table-cell table:formula="of:=AVERAGE([.AB2:.AB10])" office:value-type="float" office:value="7.42857142857143" calcext:value-type="float">
            <text:p>7.4285714286</text:p>
          </table:table-cell>
          <table:table-cell table:number-columns-repeated="2"/>
          <table:table-cell table:formula="of:=AVERAGE([.AE2:.AE10])" office:value-type="float" office:value="8.6" calcext:value-type="float">
            <text:p>8.6</text:p>
          </table:table-cell>
          <table:table-cell table:formula="of:=AVERAGE([.AF2:.AF10])" office:value-type="float" office:value="8" calcext:value-type="float">
            <text:p>8</text:p>
          </table:table-cell>
          <table:table-cell table:formula="of:=AVERAGE([.AG2:.AG10])" office:value-type="float" office:value="8.6" calcext:value-type="float">
            <text:p>8.6</text:p>
          </table:table-cell>
          <table:table-cell table:formula="of:=AVERAGE([.AH2:.AH10])" office:value-type="float" office:value="8" calcext:value-type="float">
            <text:p>8</text:p>
          </table:table-cell>
          <table:table-cell table:formula="of:=AVERAGE([.AI2:.AI10])" office:value-type="float" office:value="8.4" calcext:value-type="float">
            <text:p>8.4</text:p>
          </table:table-cell>
          <table:table-cell table:number-columns-repeated="2"/>
          <table:table-cell table:formula="of:=AVERAGE([.AL2:.AL10])" office:value-type="float" office:value="6.5" calcext:value-type="float">
            <text:p>6.5</text:p>
          </table:table-cell>
          <table:table-cell table:formula="of:=AVERAGE([.AM2:.AM10])" office:value-type="float" office:value="7.16666666666667" calcext:value-type="float">
            <text:p>7.1666666667</text:p>
          </table:table-cell>
          <table:table-cell table:formula="of:=AVERAGE([.AN2:.AN10])" office:value-type="float" office:value="5.33333333333333" calcext:value-type="float">
            <text:p>5.3333333333</text:p>
          </table:table-cell>
          <table:table-cell table:formula="of:=AVERAGE([.AO2:.AO10])" office:value-type="float" office:value="7" calcext:value-type="float">
            <text:p>7</text:p>
          </table:table-cell>
          <table:table-cell table:formula="of:=AVERAGE([.AP2:.AP10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/>
          <table:table-cell table:formula="of:=MEDIAN([.C2:.C10])" office:value-type="float" office:value="8" calcext:value-type="float">
            <text:p>8</text:p>
          </table:table-cell>
          <table:table-cell table:formula="of:=MEDIAN([.D2:.D10])" office:value-type="float" office:value="7" calcext:value-type="float">
            <text:p>7</text:p>
          </table:table-cell>
          <table:table-cell table:formula="of:=MEDIAN([.E2:.E10])" office:value-type="float" office:value="6" calcext:value-type="float">
            <text:p>6</text:p>
          </table:table-cell>
          <table:table-cell table:formula="of:=MEDIAN([.F2:.F10])" office:value-type="float" office:value="9" calcext:value-type="float">
            <text:p>9</text:p>
          </table:table-cell>
          <table:table-cell table:formula="of:=MEDIAN([.G2:.G10])" office:value-type="float" office:value="9" calcext:value-type="float">
            <text:p>9</text:p>
          </table:table-cell>
          <table:table-cell table:number-columns-repeated="2"/>
          <table:table-cell table:formula="of:=MEDIAN([.J2:.J10])" office:value-type="float" office:value="8.5" calcext:value-type="float">
            <text:p>8.5</text:p>
          </table:table-cell>
          <table:table-cell table:formula="of:=MEDIAN([.K2:.K10])" office:value-type="float" office:value="6" calcext:value-type="float">
            <text:p>6</text:p>
          </table:table-cell>
          <table:table-cell table:formula="of:=MEDIAN([.L2:.L10])" office:value-type="float" office:value="5.5" calcext:value-type="float">
            <text:p>5.5</text:p>
          </table:table-cell>
          <table:table-cell table:formula="of:=MEDIAN([.M2:.M10])" office:value-type="float" office:value="6.5" calcext:value-type="float">
            <text:p>6.5</text:p>
          </table:table-cell>
          <table:table-cell table:formula="of:=MEDIAN([.N2:.N10])" office:value-type="float" office:value="6" calcext:value-type="float">
            <text:p>6</text:p>
          </table:table-cell>
          <table:table-cell table:number-columns-repeated="2"/>
          <table:table-cell table:formula="of:=MEDIAN([.Q2:.Q10])" office:value-type="float" office:value="8.5" calcext:value-type="float">
            <text:p>8.5</text:p>
          </table:table-cell>
          <table:table-cell table:formula="of:=MEDIAN([.R2:.R10])" office:value-type="float" office:value="8" calcext:value-type="float">
            <text:p>8</text:p>
          </table:table-cell>
          <table:table-cell table:formula="of:=MEDIAN([.S2:.S10])" office:value-type="float" office:value="4" calcext:value-type="float">
            <text:p>4</text:p>
          </table:table-cell>
          <table:table-cell table:formula="of:=MEDIAN([.T2:.T10])" office:value-type="float" office:value="8" calcext:value-type="float">
            <text:p>8</text:p>
          </table:table-cell>
          <table:table-cell table:formula="of:=MEDIAN([.U2:.U10])" office:value-type="float" office:value="7" calcext:value-type="float">
            <text:p>7</text:p>
          </table:table-cell>
          <table:table-cell table:number-columns-repeated="2"/>
          <table:table-cell table:formula="of:=MEDIAN([.X2:.X10])" office:value-type="float" office:value="8" calcext:value-type="float">
            <text:p>8</text:p>
          </table:table-cell>
          <table:table-cell table:formula="of:=MEDIAN([.Y2:.Y10])" office:value-type="float" office:value="8" calcext:value-type="float">
            <text:p>8</text:p>
          </table:table-cell>
          <table:table-cell table:formula="of:=MEDIAN([.Z2:.Z10])" office:value-type="float" office:value="5" calcext:value-type="float">
            <text:p>5</text:p>
          </table:table-cell>
          <table:table-cell table:formula="of:=MEDIAN([.AA2:.AA10])" office:value-type="float" office:value="6" calcext:value-type="float">
            <text:p>6</text:p>
          </table:table-cell>
          <table:table-cell table:formula="of:=MEDIAN([.AB2:.AB10])" office:value-type="float" office:value="7" calcext:value-type="float">
            <text:p>7</text:p>
          </table:table-cell>
          <table:table-cell table:number-columns-repeated="2"/>
          <table:table-cell table:formula="of:=MEDIAN([.AE2:.AE10])" office:value-type="float" office:value="9" calcext:value-type="float">
            <text:p>9</text:p>
          </table:table-cell>
          <table:table-cell table:formula="of:=MEDIAN([.AF2:.AF10])" office:value-type="float" office:value="8" calcext:value-type="float">
            <text:p>8</text:p>
          </table:table-cell>
          <table:table-cell table:formula="of:=MEDIAN([.AG2:.AG10])" office:value-type="float" office:value="8" calcext:value-type="float">
            <text:p>8</text:p>
          </table:table-cell>
          <table:table-cell table:formula="of:=MEDIAN([.AH2:.AH10])" office:value-type="float" office:value="8" calcext:value-type="float">
            <text:p>8</text:p>
          </table:table-cell>
          <table:table-cell table:formula="of:=MEDIAN([.AI2:.AI10])" office:value-type="float" office:value="8" calcext:value-type="float">
            <text:p>8</text:p>
          </table:table-cell>
          <table:table-cell table:number-columns-repeated="2"/>
          <table:table-cell table:formula="of:=MEDIAN([.AL2:.AL10])" office:value-type="float" office:value="6.5" calcext:value-type="float">
            <text:p>6.5</text:p>
          </table:table-cell>
          <table:table-cell table:formula="of:=MEDIAN([.AM2:.AM10])" office:value-type="float" office:value="7" calcext:value-type="float">
            <text:p>7</text:p>
          </table:table-cell>
          <table:table-cell table:formula="of:=MEDIAN([.AN2:.AN10])" office:value-type="float" office:value="5" calcext:value-type="float">
            <text:p>5</text:p>
          </table:table-cell>
          <table:table-cell table:formula="of:=MEDIAN([.AO2:.AO10])" office:value-type="float" office:value="7.5" calcext:value-type="float">
            <text:p>7.5</text:p>
          </table:table-cell>
          <table:table-cell table:formula="of:=MEDIAN([.AP2:.AP10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table:formula="of:=STDEV([.C2:.C10])" office:value-type="float" office:value="3.83333333333333" calcext:value-type="float">
            <text:p>3.8333333333</text:p>
          </table:table-cell>
          <table:table-cell table:formula="of:=STDEV([.D2:.D10])" office:value-type="float" office:value="3.77491721763537" calcext:value-type="float">
            <text:p>3.7749172176</text:p>
          </table:table-cell>
          <table:table-cell table:formula="of:=STDEV([.E2:.E10])" office:value-type="float" office:value="3.96862696659689" calcext:value-type="float">
            <text:p>3.9686269666</text:p>
          </table:table-cell>
          <table:table-cell table:formula="of:=STDEV([.F2:.F10])" office:value-type="float" office:value="3.68932393686311" calcext:value-type="float">
            <text:p>3.6893239369</text:p>
          </table:table-cell>
          <table:table-cell table:formula="of:=STDEV([.G2:.G10])" office:value-type="float" office:value="3.92994204085053" calcext:value-type="float">
            <text:p>3.9299420409</text:p>
          </table:table-cell>
          <table:table-cell table:number-columns-repeated="2"/>
          <table:table-cell table:formula="of:=STDEV([.J2:.J10])" office:value-type="float" office:value="2.50333111406914" calcext:value-type="float">
            <text:p>2.5033311141</text:p>
          </table:table-cell>
          <table:table-cell table:formula="of:=STDEV([.K2:.K10])" office:value-type="float" office:value="2.80475786239502" calcext:value-type="float">
            <text:p>2.8047578624</text:p>
          </table:table-cell>
          <table:table-cell table:formula="of:=STDEV([.L2:.L10])" office:value-type="float" office:value="2.36643191323985" calcext:value-type="float">
            <text:p>2.3664319132</text:p>
          </table:table-cell>
          <table:table-cell table:formula="of:=STDEV([.M2:.M10])" office:value-type="float" office:value="2.33809038890002" calcext:value-type="float">
            <text:p>2.3380903889</text:p>
          </table:table-cell>
          <table:table-cell table:formula="of:=STDEV([.N2:.N10])" office:value-type="float" office:value="1.83484785926972" calcext:value-type="float">
            <text:p>1.8348478593</text:p>
          </table:table-cell>
          <table:table-cell table:number-columns-repeated="2"/>
          <table:table-cell table:formula="of:=STDEV([.Q2:.Q10])" office:value-type="float" office:value="3.35676289643119" calcext:value-type="float">
            <text:p>3.3567628964</text:p>
          </table:table-cell>
          <table:table-cell table:formula="of:=STDEV([.R2:.R10])" office:value-type="float" office:value="3.24862608321909" calcext:value-type="float">
            <text:p>3.2486260832</text:p>
          </table:table-cell>
          <table:table-cell table:formula="of:=STDEV([.S2:.S10])" office:value-type="float" office:value="4.1057451037714" calcext:value-type="float">
            <text:p>4.1057451038</text:p>
          </table:table-cell>
          <table:table-cell table:formula="of:=STDEV([.T2:.T10])" office:value-type="float" office:value="4.0355562548073" calcext:value-type="float">
            <text:p>4.0355562548</text:p>
          </table:table-cell>
          <table:table-cell table:formula="of:=STDEV([.U2:.U10])" office:value-type="float" office:value="3.91881906409863" calcext:value-type="float">
            <text:p>3.9188190641</text:p>
          </table:table-cell>
          <table:table-cell table:number-columns-repeated="2"/>
          <table:table-cell table:formula="of:=STDEV([.X2:.X10])" office:value-type="float" office:value="1.0690449676497" calcext:value-type="float">
            <text:p>1.0690449676</text:p>
          </table:table-cell>
          <table:table-cell table:formula="of:=STDEV([.Y2:.Y10])" office:value-type="float" office:value="2.1380899352994" calcext:value-type="float">
            <text:p>2.1380899353</text:p>
          </table:table-cell>
          <table:table-cell table:formula="of:=STDEV([.Z2:.Z10])" office:value-type="float" office:value="2.41029537806548" calcext:value-type="float">
            <text:p>2.4102953781</text:p>
          </table:table-cell>
          <table:table-cell table:formula="of:=STDEV([.AA2:.AA10])" office:value-type="float" office:value="2.911389784311" calcext:value-type="float">
            <text:p>2.9113897843</text:p>
          </table:table-cell>
          <table:table-cell table:formula="of:=STDEV([.AB2:.AB10])" office:value-type="float" office:value="2.29906813420444" calcext:value-type="float">
            <text:p>2.2990681342</text:p>
          </table:table-cell>
          <table:table-cell table:number-columns-repeated="2"/>
          <table:table-cell table:formula="of:=STDEV([.AE2:.AE10])" office:value-type="float" office:value="1.14017542509914" calcext:value-type="float">
            <text:p>1.1401754251</text:p>
          </table:table-cell>
          <table:table-cell table:formula="of:=STDEV([.AF2:.AF10])" office:value-type="float" office:value="1.22474487139159" calcext:value-type="float">
            <text:p>1.2247448714</text:p>
          </table:table-cell>
          <table:table-cell table:formula="of:=STDEV([.AG2:.AG10])" office:value-type="float" office:value="0.894427190999916" calcext:value-type="float">
            <text:p>0.894427191</text:p>
          </table:table-cell>
          <table:table-cell table:formula="of:=STDEV([.AH2:.AH10])" office:value-type="float" office:value="2.44948974278318" calcext:value-type="float">
            <text:p>2.4494897428</text:p>
          </table:table-cell>
          <table:table-cell table:formula="of:=STDEV([.AI2:.AI10])" office:value-type="float" office:value="1.51657508881031" calcext:value-type="float">
            <text:p>1.5165750888</text:p>
          </table:table-cell>
          <table:table-cell table:number-columns-repeated="2"/>
          <table:table-cell table:formula="of:=STDEV([.AL2:.AL10])" office:value-type="float" office:value="1.87082869338697" calcext:value-type="float">
            <text:p>1.8708286934</text:p>
          </table:table-cell>
          <table:table-cell table:formula="of:=STDEV([.AM2:.AM10])" office:value-type="float" office:value="2.2286019533929" calcext:value-type="float">
            <text:p>2.2286019534</text:p>
          </table:table-cell>
          <table:table-cell table:formula="of:=STDEV([.AN2:.AN10])" office:value-type="float" office:value="3.20416395751944" calcext:value-type="float">
            <text:p>3.2041639575</text:p>
          </table:table-cell>
          <table:table-cell table:formula="of:=STDEV([.AO2:.AO10])" office:value-type="float" office:value="2.0976176963403" calcext:value-type="float">
            <text:p>2.0976176963</text:p>
          </table:table-cell>
          <table:table-cell table:formula="of:=STDEV([.AP2:.AP10])" office:value-type="float" office:value="1.54919333848297" calcext:value-type="float">
            <text:p>1.5491933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sd</text:p>
          </table:table-cell>
          <table:table-cell/>
          <table:table-cell table:formula="of:=[.C14]*2" office:value-type="float" office:value="7.66666666666667" calcext:value-type="float">
            <text:p>7.6666666667</text:p>
          </table:table-cell>
          <table:table-cell table:formula="of:=[.D14]*2" office:value-type="float" office:value="7.54983443527075" calcext:value-type="float">
            <text:p>7.5498344353</text:p>
          </table:table-cell>
          <table:table-cell table:formula="of:=[.E14]*2" office:value-type="float" office:value="7.93725393319377" calcext:value-type="float">
            <text:p>7.9372539332</text:p>
          </table:table-cell>
          <table:table-cell table:formula="of:=[.F14]*2" office:value-type="float" office:value="7.37864787372622" calcext:value-type="float">
            <text:p>7.3786478737</text:p>
          </table:table-cell>
          <table:table-cell table:formula="of:=[.G14]*2" office:value-type="float" office:value="7.85988408170107" calcext:value-type="float">
            <text:p>7.8598840817</text:p>
          </table:table-cell>
          <table:table-cell table:number-columns-repeated="2"/>
          <table:table-cell table:formula="of:=[.J14]*2" office:value-type="float" office:value="5.00666222813829" calcext:value-type="float">
            <text:p>5.0066622281</text:p>
          </table:table-cell>
          <table:table-cell table:formula="of:=[.K14]*2" office:value-type="float" office:value="5.60951572479004" calcext:value-type="float">
            <text:p>5.6095157248</text:p>
          </table:table-cell>
          <table:table-cell table:formula="of:=[.L14]*2" office:value-type="float" office:value="4.73286382647969" calcext:value-type="float">
            <text:p>4.7328638265</text:p>
          </table:table-cell>
          <table:table-cell table:formula="of:=[.M14]*2" office:value-type="float" office:value="4.67618077780005" calcext:value-type="float">
            <text:p>4.6761807778</text:p>
          </table:table-cell>
          <table:table-cell table:formula="of:=[.N14]*2" office:value-type="float" office:value="3.66969571853944" calcext:value-type="float">
            <text:p>3.6696957185</text:p>
          </table:table-cell>
          <table:table-cell table:number-columns-repeated="2"/>
          <table:table-cell table:formula="of:=[.Q14]*2" office:value-type="float" office:value="6.71352579286239" calcext:value-type="float">
            <text:p>6.7135257929</text:p>
          </table:table-cell>
          <table:table-cell table:formula="of:=[.R14]*2" office:value-type="float" office:value="6.49725216643819" calcext:value-type="float">
            <text:p>6.4972521664</text:p>
          </table:table-cell>
          <table:table-cell table:formula="of:=[.S14]*2" office:value-type="float" office:value="8.21149020754281" calcext:value-type="float">
            <text:p>8.2114902075</text:p>
          </table:table-cell>
          <table:table-cell table:formula="of:=[.T14]*2" office:value-type="float" office:value="8.07111250961459" calcext:value-type="float">
            <text:p>8.0711125096</text:p>
          </table:table-cell>
          <table:table-cell table:formula="of:=[.U14]*2" office:value-type="float" office:value="7.83763812819726" calcext:value-type="float">
            <text:p>7.8376381282</text:p>
          </table:table-cell>
          <table:table-cell table:number-columns-repeated="2"/>
          <table:table-cell table:formula="of:=[.X14]*2" office:value-type="float" office:value="2.1380899352994" calcext:value-type="float">
            <text:p>2.1380899353</text:p>
          </table:table-cell>
          <table:table-cell table:formula="of:=[.Y14]*2" office:value-type="float" office:value="4.27617987059879" calcext:value-type="float">
            <text:p>4.2761798706</text:p>
          </table:table-cell>
          <table:table-cell table:formula="of:=[.Z14]*2" office:value-type="float" office:value="4.82059075613096" calcext:value-type="float">
            <text:p>4.8205907561</text:p>
          </table:table-cell>
          <table:table-cell table:formula="of:=[.AA14]*2" office:value-type="float" office:value="5.82277956862201" calcext:value-type="float">
            <text:p>5.8227795686</text:p>
          </table:table-cell>
          <table:table-cell table:formula="of:=[.AB14]*2" office:value-type="float" office:value="4.59813626840888" calcext:value-type="float">
            <text:p>4.5981362684</text:p>
          </table:table-cell>
          <table:table-cell table:number-columns-repeated="2"/>
          <table:table-cell table:formula="of:=[.AE14]*2" office:value-type="float" office:value="2.28035085019828" calcext:value-type="float">
            <text:p>2.2803508502</text:p>
          </table:table-cell>
          <table:table-cell table:formula="of:=[.AF14]*2" office:value-type="float" office:value="2.44948974278318" calcext:value-type="float">
            <text:p>2.4494897428</text:p>
          </table:table-cell>
          <table:table-cell table:formula="of:=[.AG14]*2" office:value-type="float" office:value="1.78885438199983" calcext:value-type="float">
            <text:p>1.788854382</text:p>
          </table:table-cell>
          <table:table-cell table:formula="of:=[.AH14]*2" office:value-type="float" office:value="4.89897948556636" calcext:value-type="float">
            <text:p>4.8989794856</text:p>
          </table:table-cell>
          <table:table-cell table:formula="of:=[.AI14]*2" office:value-type="float" office:value="3.03315017762062" calcext:value-type="float">
            <text:p>3.0331501776</text:p>
          </table:table-cell>
          <table:table-cell table:number-columns-repeated="2"/>
          <table:table-cell table:formula="of:=[.AL14]*2" office:value-type="float" office:value="3.74165738677394" calcext:value-type="float">
            <text:p>3.7416573868</text:p>
          </table:table-cell>
          <table:table-cell table:formula="of:=[.AM14]*2" office:value-type="float" office:value="4.45720390678581" calcext:value-type="float">
            <text:p>4.4572039068</text:p>
          </table:table-cell>
          <table:table-cell table:formula="of:=[.AN14]*2" office:value-type="float" office:value="6.40832791503889" calcext:value-type="float">
            <text:p>6.408327915</text:p>
          </table:table-cell>
          <table:table-cell table:formula="of:=[.AO14]*2" office:value-type="float" office:value="4.19523539268061" calcext:value-type="float">
            <text:p>4.1952353927</text:p>
          </table:table-cell>
          <table:table-cell table:formula="of:=[.AP14]*2" office:value-type="float" office:value="3.09838667696593" calcext:value-type="float">
            <text:p>3.098386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2:.C10])" office:value-type="float" office:value="10" calcext:value-type="float">
            <text:p>10</text:p>
          </table:table-cell>
          <table:table-cell table:formula="of:=MAX([.D2:.D10])" office:value-type="float" office:value="10" calcext:value-type="float">
            <text:p>10</text:p>
          </table:table-cell>
          <table:table-cell table:formula="of:=MAX([.E2:.E10])" office:value-type="float" office:value="10" calcext:value-type="float">
            <text:p>10</text:p>
          </table:table-cell>
          <table:table-cell table:formula="of:=MAX([.F2:.F10])" office:value-type="float" office:value="10" calcext:value-type="float">
            <text:p>10</text:p>
          </table:table-cell>
          <table:table-cell table:formula="of:=MAX([.G2:.G10])" office:value-type="float" office:value="10" calcext:value-type="float">
            <text:p>10</text:p>
          </table:table-cell>
          <table:table-cell table:number-columns-repeated="2"/>
          <table:table-cell table:formula="of:=MAX([.J2:.J10])" office:value-type="float" office:value="10" calcext:value-type="float">
            <text:p>10</text:p>
          </table:table-cell>
          <table:table-cell table:formula="of:=MAX([.K2:.K10])" office:value-type="float" office:value="10" calcext:value-type="float">
            <text:p>10</text:p>
          </table:table-cell>
          <table:table-cell table:formula="of:=MAX([.L2:.L10])" office:value-type="float" office:value="10" calcext:value-type="float">
            <text:p>10</text:p>
          </table:table-cell>
          <table:table-cell table:formula="of:=MAX([.M2:.M10])" office:value-type="float" office:value="10" calcext:value-type="float">
            <text:p>10</text:p>
          </table:table-cell>
          <table:table-cell table:formula="of:=MAX([.N2:.N10])" office:value-type="float" office:value="8" calcext:value-type="float">
            <text:p>8</text:p>
          </table:table-cell>
          <table:table-cell table:number-columns-repeated="2"/>
          <table:table-cell table:formula="of:=MAX([.Q2:.Q10])" office:value-type="float" office:value="10" calcext:value-type="float">
            <text:p>10</text:p>
          </table:table-cell>
          <table:table-cell table:formula="of:=MAX([.R2:.R10])" office:value-type="float" office:value="10" calcext:value-type="float">
            <text:p>10</text:p>
          </table:table-cell>
          <table:table-cell table:formula="of:=MAX([.S2:.S10])" office:value-type="float" office:value="10" calcext:value-type="float">
            <text:p>10</text:p>
          </table:table-cell>
          <table:table-cell table:formula="of:=MAX([.T2:.T10])" office:value-type="float" office:value="10" calcext:value-type="float">
            <text:p>10</text:p>
          </table:table-cell>
          <table:table-cell table:formula="of:=MAX([.U2:.U10])" office:value-type="float" office:value="10" calcext:value-type="float">
            <text:p>10</text:p>
          </table:table-cell>
          <table:table-cell table:number-columns-repeated="2"/>
          <table:table-cell table:formula="of:=MAX([.X2:.X10])" office:value-type="float" office:value="10" calcext:value-type="float">
            <text:p>10</text:p>
          </table:table-cell>
          <table:table-cell table:formula="of:=MAX([.Y2:.Y10])" office:value-type="float" office:value="10" calcext:value-type="float">
            <text:p>10</text:p>
          </table:table-cell>
          <table:table-cell table:formula="of:=MAX([.Z2:.Z10])" office:value-type="float" office:value="10" calcext:value-type="float">
            <text:p>10</text:p>
          </table:table-cell>
          <table:table-cell table:formula="of:=MAX([.AA2:.AA10])" office:value-type="float" office:value="10" calcext:value-type="float">
            <text:p>10</text:p>
          </table:table-cell>
          <table:table-cell table:formula="of:=MAX([.AB2:.AB10])" office:value-type="float" office:value="10" calcext:value-type="float">
            <text:p>10</text:p>
          </table:table-cell>
          <table:table-cell table:number-columns-repeated="2"/>
          <table:table-cell table:formula="of:=MAX([.AE2:.AE10])" office:value-type="float" office:value="10" calcext:value-type="float">
            <text:p>10</text:p>
          </table:table-cell>
          <table:table-cell table:formula="of:=MAX([.AF2:.AF10])" office:value-type="float" office:value="10" calcext:value-type="float">
            <text:p>10</text:p>
          </table:table-cell>
          <table:table-cell table:formula="of:=MAX([.AG2:.AG10])" office:value-type="float" office:value="10" calcext:value-type="float">
            <text:p>10</text:p>
          </table:table-cell>
          <table:table-cell table:formula="of:=MAX([.AH2:.AH10])" office:value-type="float" office:value="10" calcext:value-type="float">
            <text:p>10</text:p>
          </table:table-cell>
          <table:table-cell table:formula="of:=MAX([.AI2:.AI10])" office:value-type="float" office:value="10" calcext:value-type="float">
            <text:p>10</text:p>
          </table:table-cell>
          <table:table-cell table:number-columns-repeated="2"/>
          <table:table-cell table:formula="of:=MAX([.AL2:.AL10])" office:value-type="float" office:value="9" calcext:value-type="float">
            <text:p>9</text:p>
          </table:table-cell>
          <table:table-cell table:formula="of:=MAX([.AM2:.AM10])" office:value-type="float" office:value="10" calcext:value-type="float">
            <text:p>10</text:p>
          </table:table-cell>
          <table:table-cell table:formula="of:=MAX([.AN2:.AN10])" office:value-type="float" office:value="9" calcext:value-type="float">
            <text:p>9</text:p>
          </table:table-cell>
          <table:table-cell table:formula="of:=MAX([.AO2:.AO10])" office:value-type="float" office:value="9" calcext:value-type="float">
            <text:p>9</text:p>
          </table:table-cell>
          <table:table-cell table:formula="of:=MAX([.AP2:.AP10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table:formula="of:=MIN([.C2:.C10])" office:value-type="float" office:value="0" calcext:value-type="float">
            <text:p>0</text:p>
          </table:table-cell>
          <table:table-cell table:formula="of:=MIN([.D2:.D10])" office:value-type="float" office:value="0" calcext:value-type="float">
            <text:p>0</text:p>
          </table:table-cell>
          <table:table-cell table:formula="of:=MIN([.E2:.E10])" office:value-type="float" office:value="0" calcext:value-type="float">
            <text:p>0</text:p>
          </table:table-cell>
          <table:table-cell table:formula="of:=MIN([.F2:.F10])" office:value-type="float" office:value="0" calcext:value-type="float">
            <text:p>0</text:p>
          </table:table-cell>
          <table:table-cell table:formula="of:=MIN([.G2:.G10])" office:value-type="float" office:value="0" calcext:value-type="float">
            <text:p>0</text:p>
          </table:table-cell>
          <table:table-cell table:number-columns-repeated="2"/>
          <table:table-cell table:formula="of:=MIN([.J2:.J10])" office:value-type="float" office:value="3" calcext:value-type="float">
            <text:p>3</text:p>
          </table:table-cell>
          <table:table-cell table:formula="of:=MIN([.K2:.K10])" office:value-type="float" office:value="4" calcext:value-type="float">
            <text:p>4</text:p>
          </table:table-cell>
          <table:table-cell table:formula="of:=MIN([.L2:.L10])" office:value-type="float" office:value="3" calcext:value-type="float">
            <text:p>3</text:p>
          </table:table-cell>
          <table:table-cell table:formula="of:=MIN([.M2:.M10])" office:value-type="float" office:value="3" calcext:value-type="float">
            <text:p>3</text:p>
          </table:table-cell>
          <table:table-cell table:formula="of:=MIN([.N2:.N10])" office:value-type="float" office:value="3" calcext:value-type="float">
            <text:p>3</text:p>
          </table:table-cell>
          <table:table-cell table:number-columns-repeated="2"/>
          <table:table-cell table:formula="of:=MIN([.Q2:.Q10])" office:value-type="float" office:value="1" calcext:value-type="float">
            <text:p>1</text:p>
          </table:table-cell>
          <table:table-cell table:formula="of:=MIN([.R2:.R10])" office:value-type="float" office:value="1" calcext:value-type="float">
            <text:p>1</text:p>
          </table:table-cell>
          <table:table-cell table:formula="of:=MIN([.S2:.S10])" office:value-type="float" office:value="0" calcext:value-type="float">
            <text:p>0</text:p>
          </table:table-cell>
          <table:table-cell table:formula="of:=MIN([.T2:.T10])" office:value-type="float" office:value="0" calcext:value-type="float">
            <text:p>0</text:p>
          </table:table-cell>
          <table:table-cell table:formula="of:=MIN([.U2:.U10])" office:value-type="float" office:value="0" calcext:value-type="float">
            <text:p>0</text:p>
          </table:table-cell>
          <table:table-cell table:number-columns-repeated="2"/>
          <table:table-cell table:formula="of:=MIN([.X2:.X10])" office:value-type="float" office:value="7" calcext:value-type="float">
            <text:p>7</text:p>
          </table:table-cell>
          <table:table-cell table:formula="of:=MIN([.Y2:.Y10])" office:value-type="float" office:value="4" calcext:value-type="float">
            <text:p>4</text:p>
          </table:table-cell>
          <table:table-cell table:formula="of:=MIN([.Z2:.Z10])" office:value-type="float" office:value="3" calcext:value-type="float">
            <text:p>3</text:p>
          </table:table-cell>
          <table:table-cell table:formula="of:=MIN([.AA2:.AA10])" office:value-type="float" office:value="1" calcext:value-type="float">
            <text:p>1</text:p>
          </table:table-cell>
          <table:table-cell table:formula="of:=MIN([.AB2:.AB10])" office:value-type="float" office:value="4" calcext:value-type="float">
            <text:p>4</text:p>
          </table:table-cell>
          <table:table-cell table:number-columns-repeated="2"/>
          <table:table-cell table:formula="of:=MIN([.AE2:.AE10])" office:value-type="float" office:value="7" calcext:value-type="float">
            <text:p>7</text:p>
          </table:table-cell>
          <table:table-cell table:formula="of:=MIN([.AF2:.AF10])" office:value-type="float" office:value="7" calcext:value-type="float">
            <text:p>7</text:p>
          </table:table-cell>
          <table:table-cell table:formula="of:=MIN([.AG2:.AG10])" office:value-type="float" office:value="8" calcext:value-type="float">
            <text:p>8</text:p>
          </table:table-cell>
          <table:table-cell table:formula="of:=MIN([.AH2:.AH10])" office:value-type="float" office:value="4" calcext:value-type="float">
            <text:p>4</text:p>
          </table:table-cell>
          <table:table-cell table:formula="of:=MIN([.AI2:.AI10])" office:value-type="float" office:value="7" calcext:value-type="float">
            <text:p>7</text:p>
          </table:table-cell>
          <table:table-cell table:number-columns-repeated="2"/>
          <table:table-cell table:formula="of:=MIN([.AL2:.AL10])" office:value-type="float" office:value="4" calcext:value-type="float">
            <text:p>4</text:p>
          </table:table-cell>
          <table:table-cell table:formula="of:=MIN([.AM2:.AM10])" office:value-type="float" office:value="4" calcext:value-type="float">
            <text:p>4</text:p>
          </table:table-cell>
          <table:table-cell table:formula="of:=MIN([.AN2:.AN10])" office:value-type="float" office:value="1" calcext:value-type="float">
            <text:p>1</text:p>
          </table:table-cell>
          <table:table-cell table:formula="of:=MIN([.AO2:.AO10])" office:value-type="float" office:value="4" calcext:value-type="float">
            <text:p>4</text:p>
          </table:table-cell>
          <table:table-cell table:formula="of:=MIN([.AP2:.AP10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q</text:p>
          </table:table-cell>
          <table:table-cell/>
          <table:table-cell table:formula="of:=PERCENTILE([.C2:.C10];0.75)" office:value-type="float" office:value="10" calcext:value-type="float">
            <text:p>10</text:p>
          </table:table-cell>
          <table:table-cell table:formula="of:=PERCENTILE([.D2:.D10];0.75)" office:value-type="float" office:value="10" calcext:value-type="float">
            <text:p>10</text:p>
          </table:table-cell>
          <table:table-cell table:formula="of:=PERCENTILE([.E2:.E10];0.75)" office:value-type="float" office:value="9" calcext:value-type="float">
            <text:p>9</text:p>
          </table:table-cell>
          <table:table-cell table:formula="of:=PERCENTILE([.F2:.F10];0.75)" office:value-type="float" office:value="10" calcext:value-type="float">
            <text:p>10</text:p>
          </table:table-cell>
          <table:table-cell table:formula="of:=PERCENTILE([.G2:.G10];0.75)" office:value-type="float" office:value="10" calcext:value-type="float">
            <text:p>10</text:p>
          </table:table-cell>
          <table:table-cell table:number-columns-repeated="2"/>
          <table:table-cell table:formula="of:=PERCENTILE([.J2:.J10];0.75)" office:value-type="float" office:value="9" calcext:value-type="float">
            <text:p>9</text:p>
          </table:table-cell>
          <table:table-cell table:formula="of:=PERCENTILE([.K2:.K10];0.75)" office:value-type="float" office:value="9.25" calcext:value-type="float">
            <text:p>9.25</text:p>
          </table:table-cell>
          <table:table-cell table:formula="of:=PERCENTILE([.L2:.L10];0.75)" office:value-type="float" office:value="6.75" calcext:value-type="float">
            <text:p>6.75</text:p>
          </table:table-cell>
          <table:table-cell table:formula="of:=PERCENTILE([.M2:.M10];0.75)" office:value-type="float" office:value="7" calcext:value-type="float">
            <text:p>7</text:p>
          </table:table-cell>
          <table:table-cell table:formula="of:=PERCENTILE([.N2:.N10];0.75)" office:value-type="float" office:value="7" calcext:value-type="float">
            <text:p>7</text:p>
          </table:table-cell>
          <table:table-cell table:number-columns-repeated="2"/>
          <table:table-cell table:formula="of:=PERCENTILE([.Q2:.Q10];0.75)" office:value-type="float" office:value="9.25" calcext:value-type="float">
            <text:p>9.25</text:p>
          </table:table-cell>
          <table:table-cell table:formula="of:=PERCENTILE([.R2:.R10];0.75)" office:value-type="float" office:value="8.5" calcext:value-type="float">
            <text:p>8.5</text:p>
          </table:table-cell>
          <table:table-cell table:formula="of:=PERCENTILE([.S2:.S10];0.75)" office:value-type="float" office:value="8.25" calcext:value-type="float">
            <text:p>8.25</text:p>
          </table:table-cell>
          <table:table-cell table:formula="of:=PERCENTILE([.T2:.T10];0.75)" office:value-type="float" office:value="8.5" calcext:value-type="float">
            <text:p>8.5</text:p>
          </table:table-cell>
          <table:table-cell table:formula="of:=PERCENTILE([.U2:.U10];0.75)" office:value-type="float" office:value="8.5" calcext:value-type="float">
            <text:p>8.5</text:p>
          </table:table-cell>
          <table:table-cell table:number-columns-repeated="2"/>
          <table:table-cell table:formula="of:=PERCENTILE([.X2:.X10];0.75)" office:value-type="float" office:value="8.5" calcext:value-type="float">
            <text:p>8.5</text:p>
          </table:table-cell>
          <table:table-cell table:formula="of:=PERCENTILE([.Y2:.Y10];0.75)" office:value-type="float" office:value="9" calcext:value-type="float">
            <text:p>9</text:p>
          </table:table-cell>
          <table:table-cell table:formula="of:=PERCENTILE([.Z2:.Z10];0.75)" office:value-type="float" office:value="7" calcext:value-type="float">
            <text:p>7</text:p>
          </table:table-cell>
          <table:table-cell table:formula="of:=PERCENTILE([.AA2:.AA10];0.75)" office:value-type="float" office:value="7.5" calcext:value-type="float">
            <text:p>7.5</text:p>
          </table:table-cell>
          <table:table-cell table:formula="of:=PERCENTILE([.AB2:.AB10];0.75)" office:value-type="float" office:value="9.5" calcext:value-type="float">
            <text:p>9.5</text:p>
          </table:table-cell>
          <table:table-cell table:number-columns-repeated="2"/>
          <table:table-cell table:formula="of:=PERCENTILE([.AE2:.AE10];0.75)" office:value-type="float" office:value="9" calcext:value-type="float">
            <text:p>9</text:p>
          </table:table-cell>
          <table:table-cell table:formula="of:=PERCENTILE([.AF2:.AF10];0.75)" office:value-type="float" office:value="8" calcext:value-type="float">
            <text:p>8</text:p>
          </table:table-cell>
          <table:table-cell table:formula="of:=PERCENTILE([.AG2:.AG10];0.75)" office:value-type="float" office:value="9" calcext:value-type="float">
            <text:p>9</text:p>
          </table:table-cell>
          <table:table-cell table:formula="of:=PERCENTILE([.AH2:.AH10];0.75)" office:value-type="float" office:value="10" calcext:value-type="float">
            <text:p>10</text:p>
          </table:table-cell>
          <table:table-cell table:formula="of:=PERCENTILE([.AI2:.AI10];0.75)" office:value-type="float" office:value="10" calcext:value-type="float">
            <text:p>10</text:p>
          </table:table-cell>
          <table:table-cell table:number-columns-repeated="2"/>
          <table:table-cell table:formula="of:=PERCENTILE([.AL2:.AL10];0.75)" office:value-type="float" office:value="7.75" calcext:value-type="float">
            <text:p>7.75</text:p>
          </table:table-cell>
          <table:table-cell table:formula="of:=PERCENTILE([.AM2:.AM10];0.75)" office:value-type="float" office:value="8.75" calcext:value-type="float">
            <text:p>8.75</text:p>
          </table:table-cell>
          <table:table-cell table:formula="of:=PERCENTILE([.AN2:.AN10];0.75)" office:value-type="float" office:value="8" calcext:value-type="float">
            <text:p>8</text:p>
          </table:table-cell>
          <table:table-cell table:formula="of:=PERCENTILE([.AO2:.AO10];0.75)" office:value-type="float" office:value="8.75" calcext:value-type="float">
            <text:p>8.75</text:p>
          </table:table-cell>
          <table:table-cell table:formula="of:=PERCENTILE([.AP2:.AP10];0.75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q</text:p>
          </table:table-cell>
          <table:table-cell/>
          <table:table-cell table:formula="of:=PERCENTILE([.C2:.C10];0.25)" office:value-type="float" office:value="6" calcext:value-type="float">
            <text:p>6</text:p>
          </table:table-cell>
          <table:table-cell table:formula="of:=PERCENTILE([.D2:.D10];0.25)" office:value-type="float" office:value="3" calcext:value-type="float">
            <text:p>3</text:p>
          </table:table-cell>
          <table:table-cell table:formula="of:=PERCENTILE([.E2:.E10];0.25)" office:value-type="float" office:value="3" calcext:value-type="float">
            <text:p>3</text:p>
          </table:table-cell>
          <table:table-cell table:formula="of:=PERCENTILE([.F2:.F10];0.25)" office:value-type="float" office:value="7" calcext:value-type="float">
            <text:p>7</text:p>
          </table:table-cell>
          <table:table-cell table:formula="of:=PERCENTILE([.G2:.G10];0.25)" office:value-type="float" office:value="4" calcext:value-type="float">
            <text:p>4</text:p>
          </table:table-cell>
          <table:table-cell table:number-columns-repeated="2"/>
          <table:table-cell table:formula="of:=PERCENTILE([.J2:.J10];0.25)" office:value-type="float" office:value="7.25" calcext:value-type="float">
            <text:p>7.25</text:p>
          </table:table-cell>
          <table:table-cell table:formula="of:=PERCENTILE([.K2:.K10];0.25)" office:value-type="float" office:value="4.25" calcext:value-type="float">
            <text:p>4.25</text:p>
          </table:table-cell>
          <table:table-cell table:formula="of:=PERCENTILE([.L2:.L10];0.25)" office:value-type="float" office:value="5" calcext:value-type="float">
            <text:p>5</text:p>
          </table:table-cell>
          <table:table-cell table:formula="of:=PERCENTILE([.M2:.M10];0.25)" office:value-type="float" office:value="5.25" calcext:value-type="float">
            <text:p>5.25</text:p>
          </table:table-cell>
          <table:table-cell table:formula="of:=PERCENTILE([.N2:.N10];0.25)" office:value-type="float" office:value="5" calcext:value-type="float">
            <text:p>5</text:p>
          </table:table-cell>
          <table:table-cell table:number-columns-repeated="2"/>
          <table:table-cell table:formula="of:=PERCENTILE([.Q2:.Q10];0.25)" office:value-type="float" office:value="6" calcext:value-type="float">
            <text:p>6</text:p>
          </table:table-cell>
          <table:table-cell table:formula="of:=PERCENTILE([.R2:.R10];0.25)" office:value-type="float" office:value="4" calcext:value-type="float">
            <text:p>4</text:p>
          </table:table-cell>
          <table:table-cell table:formula="of:=PERCENTILE([.S2:.S10];0.25)" office:value-type="float" office:value="0.75" calcext:value-type="float">
            <text:p>0.75</text:p>
          </table:table-cell>
          <table:table-cell table:formula="of:=PERCENTILE([.T2:.T10];0.25)" office:value-type="float" office:value="2.5" calcext:value-type="float">
            <text:p>2.5</text:p>
          </table:table-cell>
          <table:table-cell table:formula="of:=PERCENTILE([.U2:.U10];0.25)" office:value-type="float" office:value="2.5" calcext:value-type="float">
            <text:p>2.5</text:p>
          </table:table-cell>
          <table:table-cell table:number-columns-repeated="2"/>
          <table:table-cell table:formula="of:=PERCENTILE([.X2:.X10];0.25)" office:value-type="float" office:value="7.5" calcext:value-type="float">
            <text:p>7.5</text:p>
          </table:table-cell>
          <table:table-cell table:formula="of:=PERCENTILE([.Y2:.Y10];0.25)" office:value-type="float" office:value="7" calcext:value-type="float">
            <text:p>7</text:p>
          </table:table-cell>
          <table:table-cell table:formula="of:=PERCENTILE([.Z2:.Z10];0.25)" office:value-type="float" office:value="4.5" calcext:value-type="float">
            <text:p>4.5</text:p>
          </table:table-cell>
          <table:table-cell table:formula="of:=PERCENTILE([.AA2:.AA10];0.25)" office:value-type="float" office:value="4.5" calcext:value-type="float">
            <text:p>4.5</text:p>
          </table:table-cell>
          <table:table-cell table:formula="of:=PERCENTILE([.AB2:.AB10];0.25)" office:value-type="float" office:value="6" calcext:value-type="float">
            <text:p>6</text:p>
          </table:table-cell>
          <table:table-cell table:number-columns-repeated="2"/>
          <table:table-cell table:formula="of:=PERCENTILE([.AE2:.AE10];0.25)" office:value-type="float" office:value="8" calcext:value-type="float">
            <text:p>8</text:p>
          </table:table-cell>
          <table:table-cell table:formula="of:=PERCENTILE([.AF2:.AF10];0.25)" office:value-type="float" office:value="7" calcext:value-type="float">
            <text:p>7</text:p>
          </table:table-cell>
          <table:table-cell table:formula="of:=PERCENTILE([.AG2:.AG10];0.25)" office:value-type="float" office:value="8" calcext:value-type="float">
            <text:p>8</text:p>
          </table:table-cell>
          <table:table-cell table:formula="of:=PERCENTILE([.AH2:.AH10];0.25)" office:value-type="float" office:value="8" calcext:value-type="float">
            <text:p>8</text:p>
          </table:table-cell>
          <table:table-cell table:formula="of:=PERCENTILE([.AI2:.AI10];0.25)" office:value-type="float" office:value="7" calcext:value-type="float">
            <text:p>7</text:p>
          </table:table-cell>
          <table:table-cell table:number-columns-repeated="2"/>
          <table:table-cell table:formula="of:=PERCENTILE([.AL2:.AL10];0.25)" office:value-type="float" office:value="5.25" calcext:value-type="float">
            <text:p>5.25</text:p>
          </table:table-cell>
          <table:table-cell table:formula="of:=PERCENTILE([.AM2:.AM10];0.25)" office:value-type="float" office:value="6" calcext:value-type="float">
            <text:p>6</text:p>
          </table:table-cell>
          <table:table-cell table:formula="of:=PERCENTILE([.AN2:.AN10];0.25)" office:value-type="float" office:value="3.5" calcext:value-type="float">
            <text:p>3.5</text:p>
          </table:table-cell>
          <table:table-cell table:formula="of:=PERCENTILE([.AO2:.AO10];0.25)" office:value-type="float" office:value="5.5" calcext:value-type="float">
            <text:p>5.5</text:p>
          </table:table-cell>
          <table:table-cell table:formula="of:=PERCENTILE([.AP2:.AP10];0.25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q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q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q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q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q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q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q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q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q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q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INDIRECT([.$B22]&amp;[.E$29])" office:value-type="float" office:value="0" calcext:value-type="float">
            <text:p>0</text:p>
          </table:table-cell>
          <table:table-cell table:formula="of:=INDIRECT([.$B22]&amp;[.F$29])" office:value-type="float" office:value="6" calcext:value-type="float">
            <text:p>6</text:p>
          </table:table-cell>
          <table:table-cell table:formula="of:=INDIRECT([.$B22]&amp;[.G$29])" office:value-type="float" office:value="8" calcext:value-type="float">
            <text:p>8</text:p>
          </table:table-cell>
          <table:table-cell table:formula="of:=INDIRECT([.$B22]&amp;[.H$29])" office:value-type="float" office:value="10" calcext:value-type="float">
            <text:p>10</text:p>
          </table:table-cell>
          <table:table-cell table:formula="of:=INDIRECT([.$B22]&amp;[.I$29])" office:value-type="float" office:value="10" calcext:value-type="float">
            <text:p>10</text:p>
          </table:table-cell>
          <table:table-cell table:formula="of:=INDIRECT([.$B22]&amp;[.J$29])" office:value-type="float" office:value="6.77777777777778" calcext:value-type="float">
            <text:p>6.77777777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INDIRECT([.$K22]&amp;[.N$29])" office:value-type="float" office:value="0" calcext:value-type="float">
            <text:p>0</text:p>
          </table:table-cell>
          <table:table-cell table:formula="of:=INDIRECT([.$K22]&amp;[.O$29])" office:value-type="float" office:value="3" calcext:value-type="float">
            <text:p>3</text:p>
          </table:table-cell>
          <table:table-cell table:formula="of:=INDIRECT([.$K22]&amp;[.P$29])" office:value-type="float" office:value="7" calcext:value-type="float">
            <text:p>7</text:p>
          </table:table-cell>
          <table:table-cell table:formula="of:=INDIRECT([.$K22]&amp;[.Q$29])" office:value-type="float" office:value="10" calcext:value-type="float">
            <text:p>10</text:p>
          </table:table-cell>
          <table:table-cell table:formula="of:=INDIRECT([.$K22]&amp;[.R$29])" office:value-type="float" office:value="10" calcext:value-type="float">
            <text:p>10</text:p>
          </table:table-cell>
          <table:table-cell table:formula="of:=INDIRECT([.$K22]&amp;[.S$29])" office:value-type="float" office:value="6.33333333333333" calcext:value-type="float">
            <text:p>6.33333333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INDIRECT([.$T22]&amp;[.W$29])" office:value-type="float" office:value="0" calcext:value-type="float">
            <text:p>0</text:p>
          </table:table-cell>
          <table:table-cell table:formula="of:=INDIRECT([.$T22]&amp;[.X$29])" office:value-type="float" office:value="3" calcext:value-type="float">
            <text:p>3</text:p>
          </table:table-cell>
          <table:table-cell table:formula="of:=INDIRECT([.$T22]&amp;[.Y$29])" office:value-type="float" office:value="6" calcext:value-type="float">
            <text:p>6</text:p>
          </table:table-cell>
          <table:table-cell table:formula="of:=INDIRECT([.$T22]&amp;[.Z$29])" office:value-type="float" office:value="9" calcext:value-type="float">
            <text:p>9</text:p>
          </table:table-cell>
          <table:table-cell table:formula="of:=INDIRECT([.$T22]&amp;[.AA$29])" office:value-type="float" office:value="10" calcext:value-type="float">
            <text:p>10</text:p>
          </table:table-cell>
          <table:table-cell table:formula="of:=INDIRECT([.$T22]&amp;[.AB$29])" office:value-type="float" office:value="5.66666666666667" calcext:value-type="float">
            <text:p>5.66666666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INDIRECT([.$AC22]&amp;[.AF$29])" office:value-type="float" office:value="0" calcext:value-type="float">
            <text:p>0</text:p>
          </table:table-cell>
          <table:table-cell table:formula="of:=INDIRECT([.$AC22]&amp;[.AG$29])" office:value-type="float" office:value="7" calcext:value-type="float">
            <text:p>7</text:p>
          </table:table-cell>
          <table:table-cell table:formula="of:=INDIRECT([.$AC22]&amp;[.AH$29])" office:value-type="float" office:value="9" calcext:value-type="float">
            <text:p>9</text:p>
          </table:table-cell>
          <table:table-cell table:formula="of:=INDIRECT([.$AC22]&amp;[.AI$29])" office:value-type="float" office:value="10" calcext:value-type="float">
            <text:p>10</text:p>
          </table:table-cell>
          <table:table-cell table:formula="of:=INDIRECT([.$AC22]&amp;[.AJ$29])" office:value-type="float" office:value="10" calcext:value-type="float">
            <text:p>10</text:p>
          </table:table-cell>
          <table:table-cell table:formula="of:=INDIRECT([.$AC22]&amp;[.AK$29])" office:value-type="float" office:value="7.11111111111111" calcext:value-type="float">
            <text:p>7.11111111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INDIRECT([.$AL22]&amp;[.AO$29])" office:value-type="float" office:value="0" calcext:value-type="float">
            <text:p>0</text:p>
          </table:table-cell>
          <table:table-cell table:formula="of:=INDIRECT([.$AL22]&amp;[.AP$29])" office:value-type="float" office:value="4" calcext:value-type="float">
            <text:p>4</text:p>
          </table:table-cell>
          <table:table-cell table:formula="of:=INDIRECT([.$AL22]&amp;[.AQ$29])" office:value-type="float" office:value="9" calcext:value-type="float">
            <text:p>9</text:p>
          </table:table-cell>
          <table:table-cell table:formula="of:=INDIRECT([.$AL22]&amp;[.AR$29])" office:value-type="float" office:value="10" calcext:value-type="float">
            <text:p>10</text:p>
          </table:table-cell>
          <table:table-cell table:formula="of:=INDIRECT([.$AL22]&amp;[.AS$29])" office:value-type="float" office:value="10" calcext:value-type="float">
            <text:p>10</text:p>
          </table:table-cell>
          <table:table-cell table:formula="of:=INDIRECT([.$AL22]&amp;[.AT$29])" office:value-type="float" office:value="6.77777777777778" calcext:value-type="float">
            <text:p>6.7777777778</text:p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INDIRECT([.$B23]&amp;[.E$29])" office:value-type="float" office:value="3" calcext:value-type="float">
            <text:p>3</text:p>
          </table:table-cell>
          <table:table-cell table:formula="of:=INDIRECT([.$B23]&amp;[.F$29])" office:value-type="float" office:value="7.25" calcext:value-type="float">
            <text:p>7.25</text:p>
          </table:table-cell>
          <table:table-cell table:formula="of:=INDIRECT([.$B23]&amp;[.G$29])" office:value-type="float" office:value="8.5" calcext:value-type="float">
            <text:p>8.5</text:p>
          </table:table-cell>
          <table:table-cell table:formula="of:=INDIRECT([.$B23]&amp;[.H$29])" office:value-type="float" office:value="9" calcext:value-type="float">
            <text:p>9</text:p>
          </table:table-cell>
          <table:table-cell table:formula="of:=INDIRECT([.$B23]&amp;[.I$29])" office:value-type="float" office:value="10" calcext:value-type="float">
            <text:p>10</text:p>
          </table:table-cell>
          <table:table-cell table:formula="of:=INDIRECT([.$B23]&amp;[.J$29])" office:value-type="float" office:value="7.66666666666667" calcext:value-type="float">
            <text:p>7.666666666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INDIRECT([.$K23]&amp;[.N$29])" office:value-type="float" office:value="4" calcext:value-type="float">
            <text:p>4</text:p>
          </table:table-cell>
          <table:table-cell table:formula="of:=INDIRECT([.$K23]&amp;[.O$29])" office:value-type="float" office:value="4.25" calcext:value-type="float">
            <text:p>4.25</text:p>
          </table:table-cell>
          <table:table-cell table:formula="of:=INDIRECT([.$K23]&amp;[.P$29])" office:value-type="float" office:value="6" calcext:value-type="float">
            <text:p>6</text:p>
          </table:table-cell>
          <table:table-cell table:formula="of:=INDIRECT([.$K23]&amp;[.Q$29])" office:value-type="float" office:value="9.25" calcext:value-type="float">
            <text:p>9.25</text:p>
          </table:table-cell>
          <table:table-cell table:formula="of:=INDIRECT([.$K23]&amp;[.R$29])" office:value-type="float" office:value="10" calcext:value-type="float">
            <text:p>10</text:p>
          </table:table-cell>
          <table:table-cell table:formula="of:=INDIRECT([.$K23]&amp;[.S$29])" office:value-type="float" office:value="6.66666666666667" calcext:value-type="float">
            <text:p>6.666666666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INDIRECT([.$T23]&amp;[.W$29])" office:value-type="float" office:value="3" calcext:value-type="float">
            <text:p>3</text:p>
          </table:table-cell>
          <table:table-cell table:formula="of:=INDIRECT([.$T23]&amp;[.X$29])" office:value-type="float" office:value="5" calcext:value-type="float">
            <text:p>5</text:p>
          </table:table-cell>
          <table:table-cell table:formula="of:=INDIRECT([.$T23]&amp;[.Y$29])" office:value-type="float" office:value="5.5" calcext:value-type="float">
            <text:p>5.5</text:p>
          </table:table-cell>
          <table:table-cell table:formula="of:=INDIRECT([.$T23]&amp;[.Z$29])" office:value-type="float" office:value="6.75" calcext:value-type="float">
            <text:p>6.75</text:p>
          </table:table-cell>
          <table:table-cell table:formula="of:=INDIRECT([.$T23]&amp;[.AA$29])" office:value-type="float" office:value="10" calcext:value-type="float">
            <text:p>10</text:p>
          </table:table-cell>
          <table:table-cell table:formula="of:=INDIRECT([.$T23]&amp;[.AB$29])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INDIRECT([.$AC23]&amp;[.AF$29])" office:value-type="float" office:value="3" calcext:value-type="float">
            <text:p>3</text:p>
          </table:table-cell>
          <table:table-cell table:formula="of:=INDIRECT([.$AC23]&amp;[.AG$29])" office:value-type="float" office:value="5.25" calcext:value-type="float">
            <text:p>5.25</text:p>
          </table:table-cell>
          <table:table-cell table:formula="of:=INDIRECT([.$AC23]&amp;[.AH$29])" office:value-type="float" office:value="6.5" calcext:value-type="float">
            <text:p>6.5</text:p>
          </table:table-cell>
          <table:table-cell table:formula="of:=INDIRECT([.$AC23]&amp;[.AI$29])" office:value-type="float" office:value="7" calcext:value-type="float">
            <text:p>7</text:p>
          </table:table-cell>
          <table:table-cell table:formula="of:=INDIRECT([.$AC23]&amp;[.AJ$29])" office:value-type="float" office:value="10" calcext:value-type="float">
            <text:p>10</text:p>
          </table:table-cell>
          <table:table-cell table:formula="of:=INDIRECT([.$AC23]&amp;[.AK$29])" office:value-type="float" office:value="6.33333333333333" calcext:value-type="float">
            <text:p>6.33333333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INDIRECT([.$AL23]&amp;[.AO$29])" office:value-type="float" office:value="3" calcext:value-type="float">
            <text:p>3</text:p>
          </table:table-cell>
          <table:table-cell table:formula="of:=INDIRECT([.$AL23]&amp;[.AP$29])" office:value-type="float" office:value="5" calcext:value-type="float">
            <text:p>5</text:p>
          </table:table-cell>
          <table:table-cell table:formula="of:=INDIRECT([.$AL23]&amp;[.AQ$29])" office:value-type="float" office:value="6" calcext:value-type="float">
            <text:p>6</text:p>
          </table:table-cell>
          <table:table-cell table:formula="of:=INDIRECT([.$AL23]&amp;[.AR$29])" office:value-type="float" office:value="7" calcext:value-type="float">
            <text:p>7</text:p>
          </table:table-cell>
          <table:table-cell table:formula="of:=INDIRECT([.$AL23]&amp;[.AS$29])" office:value-type="float" office:value="8" calcext:value-type="float">
            <text:p>8</text:p>
          </table:table-cell>
          <table:table-cell table:formula="of:=INDIRECT([.$AL23]&amp;[.AT$29])" office:value-type="float" office:value="5.83333333333333" calcext:value-type="float">
            <text:p>5.8333333333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NDIRECT([.$B24]&amp;[.E$29])" office:value-type="float" office:value="1" calcext:value-type="float">
            <text:p>1</text:p>
          </table:table-cell>
          <table:table-cell table:formula="of:=INDIRECT([.$B24]&amp;[.F$29])" office:value-type="float" office:value="6" calcext:value-type="float">
            <text:p>6</text:p>
          </table:table-cell>
          <table:table-cell table:formula="of:=INDIRECT([.$B24]&amp;[.G$29])" office:value-type="float" office:value="8.5" calcext:value-type="float">
            <text:p>8.5</text:p>
          </table:table-cell>
          <table:table-cell table:formula="of:=INDIRECT([.$B24]&amp;[.H$29])" office:value-type="float" office:value="9.25" calcext:value-type="float">
            <text:p>9.25</text:p>
          </table:table-cell>
          <table:table-cell table:formula="of:=INDIRECT([.$B24]&amp;[.I$29])" office:value-type="float" office:value="10" calcext:value-type="float">
            <text:p>10</text:p>
          </table:table-cell>
          <table:table-cell table:formula="of:=INDIRECT([.$B24]&amp;[.J$29])" office:value-type="float" office:value="7.125" calcext:value-type="float">
            <text:p>7.1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NDIRECT([.$K24]&amp;[.N$29])" office:value-type="float" office:value="1" calcext:value-type="float">
            <text:p>1</text:p>
          </table:table-cell>
          <table:table-cell table:formula="of:=INDIRECT([.$K24]&amp;[.O$29])" office:value-type="float" office:value="4" calcext:value-type="float">
            <text:p>4</text:p>
          </table:table-cell>
          <table:table-cell table:formula="of:=INDIRECT([.$K24]&amp;[.P$29])" office:value-type="float" office:value="8" calcext:value-type="float">
            <text:p>8</text:p>
          </table:table-cell>
          <table:table-cell table:formula="of:=INDIRECT([.$K24]&amp;[.Q$29])" office:value-type="float" office:value="8.5" calcext:value-type="float">
            <text:p>8.5</text:p>
          </table:table-cell>
          <table:table-cell table:formula="of:=INDIRECT([.$K24]&amp;[.R$29])" office:value-type="float" office:value="10" calcext:value-type="float">
            <text:p>10</text:p>
          </table:table-cell>
          <table:table-cell table:formula="of:=INDIRECT([.$K24]&amp;[.S$29])" office:value-type="float" office:value="6.625" calcext:value-type="float">
            <text:p>6.6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NDIRECT([.$T24]&amp;[.W$29])" office:value-type="float" office:value="0" calcext:value-type="float">
            <text:p>0</text:p>
          </table:table-cell>
          <table:table-cell table:formula="of:=INDIRECT([.$T24]&amp;[.X$29])" office:value-type="float" office:value="0.75" calcext:value-type="float">
            <text:p>0.75</text:p>
          </table:table-cell>
          <table:table-cell table:formula="of:=INDIRECT([.$T24]&amp;[.Y$29])" office:value-type="float" office:value="4" calcext:value-type="float">
            <text:p>4</text:p>
          </table:table-cell>
          <table:table-cell table:formula="of:=INDIRECT([.$T24]&amp;[.Z$29])" office:value-type="float" office:value="8.25" calcext:value-type="float">
            <text:p>8.25</text:p>
          </table:table-cell>
          <table:table-cell table:formula="of:=INDIRECT([.$T24]&amp;[.AA$29])" office:value-type="float" office:value="10" calcext:value-type="float">
            <text:p>10</text:p>
          </table:table-cell>
          <table:table-cell table:formula="of:=INDIRECT([.$T24]&amp;[.AB$29])" office:value-type="float" office:value="4.5" calcext:value-type="float">
            <text:p>4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NDIRECT([.$AC24]&amp;[.AF$29])" office:value-type="float" office:value="0" calcext:value-type="float">
            <text:p>0</text:p>
          </table:table-cell>
          <table:table-cell table:formula="of:=INDIRECT([.$AC24]&amp;[.AG$29])" office:value-type="float" office:value="2.5" calcext:value-type="float">
            <text:p>2.5</text:p>
          </table:table-cell>
          <table:table-cell table:formula="of:=INDIRECT([.$AC24]&amp;[.AH$29])" office:value-type="float" office:value="8" calcext:value-type="float">
            <text:p>8</text:p>
          </table:table-cell>
          <table:table-cell table:formula="of:=INDIRECT([.$AC24]&amp;[.AI$29])" office:value-type="float" office:value="8.5" calcext:value-type="float">
            <text:p>8.5</text:p>
          </table:table-cell>
          <table:table-cell table:formula="of:=INDIRECT([.$AC24]&amp;[.AJ$29])" office:value-type="float" office:value="10" calcext:value-type="float">
            <text:p>10</text:p>
          </table:table-cell>
          <table:table-cell table:formula="of:=INDIRECT([.$AC24]&amp;[.AK$29])"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NDIRECT([.$AL24]&amp;[.AO$29])" office:value-type="float" office:value="0" calcext:value-type="float">
            <text:p>0</text:p>
          </table:table-cell>
          <table:table-cell table:formula="of:=INDIRECT([.$AL24]&amp;[.AP$29])" office:value-type="float" office:value="2.5" calcext:value-type="float">
            <text:p>2.5</text:p>
          </table:table-cell>
          <table:table-cell table:formula="of:=INDIRECT([.$AL24]&amp;[.AQ$29])" office:value-type="float" office:value="7" calcext:value-type="float">
            <text:p>7</text:p>
          </table:table-cell>
          <table:table-cell table:formula="of:=INDIRECT([.$AL24]&amp;[.AR$29])" office:value-type="float" office:value="8.5" calcext:value-type="float">
            <text:p>8.5</text:p>
          </table:table-cell>
          <table:table-cell table:formula="of:=INDIRECT([.$AL24]&amp;[.AS$29])" office:value-type="float" office:value="10" calcext:value-type="float">
            <text:p>10</text:p>
          </table:table-cell>
          <table:table-cell table:formula="of:=INDIRECT([.$AL24]&amp;[.AT$29])" office:value-type="float" office:value="5.75" calcext:value-type="float">
            <text:p>5.75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INDIRECT([.$B25]&amp;[.E$29])" office:value-type="float" office:value="7" calcext:value-type="float">
            <text:p>7</text:p>
          </table:table-cell>
          <table:table-cell table:formula="of:=INDIRECT([.$B25]&amp;[.F$29])" office:value-type="float" office:value="7.5" calcext:value-type="float">
            <text:p>7.5</text:p>
          </table:table-cell>
          <table:table-cell table:formula="of:=INDIRECT([.$B25]&amp;[.G$29])" office:value-type="float" office:value="8" calcext:value-type="float">
            <text:p>8</text:p>
          </table:table-cell>
          <table:table-cell table:formula="of:=INDIRECT([.$B25]&amp;[.H$29])" office:value-type="float" office:value="8.5" calcext:value-type="float">
            <text:p>8.5</text:p>
          </table:table-cell>
          <table:table-cell table:formula="of:=INDIRECT([.$B25]&amp;[.I$29])" office:value-type="float" office:value="10" calcext:value-type="float">
            <text:p>10</text:p>
          </table:table-cell>
          <table:table-cell table:formula="of:=INDIRECT([.$B25]&amp;[.J$29])" office:value-type="float" office:value="8.14285714285714" calcext:value-type="float">
            <text:p>8.14285714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INDIRECT([.$K25]&amp;[.N$29])" office:value-type="float" office:value="4" calcext:value-type="float">
            <text:p>4</text:p>
          </table:table-cell>
          <table:table-cell table:formula="of:=INDIRECT([.$K25]&amp;[.O$29])" office:value-type="float" office:value="7" calcext:value-type="float">
            <text:p>7</text:p>
          </table:table-cell>
          <table:table-cell table:formula="of:=INDIRECT([.$K25]&amp;[.P$29])" office:value-type="float" office:value="8" calcext:value-type="float">
            <text:p>8</text:p>
          </table:table-cell>
          <table:table-cell table:formula="of:=INDIRECT([.$K25]&amp;[.Q$29])" office:value-type="float" office:value="9" calcext:value-type="float">
            <text:p>9</text:p>
          </table:table-cell>
          <table:table-cell table:formula="of:=INDIRECT([.$K25]&amp;[.R$29])" office:value-type="float" office:value="10" calcext:value-type="float">
            <text:p>10</text:p>
          </table:table-cell>
          <table:table-cell table:formula="of:=INDIRECT([.$K25]&amp;[.S$29])" office:value-type="float" office:value="7.71428571428571" calcext:value-type="float">
            <text:p>7.714285714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INDIRECT([.$T25]&amp;[.W$29])" office:value-type="float" office:value="3" calcext:value-type="float">
            <text:p>3</text:p>
          </table:table-cell>
          <table:table-cell table:formula="of:=INDIRECT([.$T25]&amp;[.X$29])" office:value-type="float" office:value="4.5" calcext:value-type="float">
            <text:p>4.5</text:p>
          </table:table-cell>
          <table:table-cell table:formula="of:=INDIRECT([.$T25]&amp;[.Y$29])" office:value-type="float" office:value="5" calcext:value-type="float">
            <text:p>5</text:p>
          </table:table-cell>
          <table:table-cell table:formula="of:=INDIRECT([.$T25]&amp;[.Z$29])" office:value-type="float" office:value="7" calcext:value-type="float">
            <text:p>7</text:p>
          </table:table-cell>
          <table:table-cell table:formula="of:=INDIRECT([.$T25]&amp;[.AA$29])" office:value-type="float" office:value="10" calcext:value-type="float">
            <text:p>10</text:p>
          </table:table-cell>
          <table:table-cell table:formula="of:=INDIRECT([.$T25]&amp;[.AB$29])" office:value-type="float" office:value="5.85714285714286" calcext:value-type="float">
            <text:p>5.857142857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INDIRECT([.$AC25]&amp;[.AF$29])" office:value-type="float" office:value="1" calcext:value-type="float">
            <text:p>1</text:p>
          </table:table-cell>
          <table:table-cell table:formula="of:=INDIRECT([.$AC25]&amp;[.AG$29])" office:value-type="float" office:value="4.5" calcext:value-type="float">
            <text:p>4.5</text:p>
          </table:table-cell>
          <table:table-cell table:formula="of:=INDIRECT([.$AC25]&amp;[.AH$29])" office:value-type="float" office:value="6" calcext:value-type="float">
            <text:p>6</text:p>
          </table:table-cell>
          <table:table-cell table:formula="of:=INDIRECT([.$AC25]&amp;[.AI$29])" office:value-type="float" office:value="7.5" calcext:value-type="float">
            <text:p>7.5</text:p>
          </table:table-cell>
          <table:table-cell table:formula="of:=INDIRECT([.$AC25]&amp;[.AJ$29])" office:value-type="float" office:value="10" calcext:value-type="float">
            <text:p>10</text:p>
          </table:table-cell>
          <table:table-cell table:formula="of:=INDIRECT([.$AC25]&amp;[.AK$29])" office:value-type="float" office:value="5.85714285714286" calcext:value-type="float">
            <text:p>5.857142857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INDIRECT([.$AL25]&amp;[.AO$29])" office:value-type="float" office:value="4" calcext:value-type="float">
            <text:p>4</text:p>
          </table:table-cell>
          <table:table-cell table:formula="of:=INDIRECT([.$AL25]&amp;[.AP$29])" office:value-type="float" office:value="6" calcext:value-type="float">
            <text:p>6</text:p>
          </table:table-cell>
          <table:table-cell table:formula="of:=INDIRECT([.$AL25]&amp;[.AQ$29])" office:value-type="float" office:value="7" calcext:value-type="float">
            <text:p>7</text:p>
          </table:table-cell>
          <table:table-cell table:formula="of:=INDIRECT([.$AL25]&amp;[.AR$29])" office:value-type="float" office:value="9.5" calcext:value-type="float">
            <text:p>9.5</text:p>
          </table:table-cell>
          <table:table-cell table:formula="of:=INDIRECT([.$AL25]&amp;[.AS$29])" office:value-type="float" office:value="10" calcext:value-type="float">
            <text:p>10</text:p>
          </table:table-cell>
          <table:table-cell table:formula="of:=INDIRECT([.$AL25]&amp;[.AT$29])" office:value-type="float" office:value="7.42857142857143" calcext:value-type="float">
            <text:p>7.4285714286</text:p>
          </table:table-cell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INDIRECT([.$B26]&amp;[.E$29])" office:value-type="float" office:value="7" calcext:value-type="float">
            <text:p>7</text:p>
          </table:table-cell>
          <table:table-cell table:formula="of:=INDIRECT([.$B26]&amp;[.F$29])" office:value-type="float" office:value="8" calcext:value-type="float">
            <text:p>8</text:p>
          </table:table-cell>
          <table:table-cell table:formula="of:=INDIRECT([.$B26]&amp;[.G$29])" office:value-type="float" office:value="9" calcext:value-type="float">
            <text:p>9</text:p>
          </table:table-cell>
          <table:table-cell table:formula="of:=INDIRECT([.$B26]&amp;[.H$29])" office:value-type="float" office:value="9" calcext:value-type="float">
            <text:p>9</text:p>
          </table:table-cell>
          <table:table-cell table:formula="of:=INDIRECT([.$B26]&amp;[.I$29])" office:value-type="float" office:value="10" calcext:value-type="float">
            <text:p>10</text:p>
          </table:table-cell>
          <table:table-cell table:formula="of:=INDIRECT([.$B26]&amp;[.J$29])" office:value-type="float" office:value="8.6" calcext:value-type="float">
            <text:p>8.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INDIRECT([.$K26]&amp;[.N$29])" office:value-type="float" office:value="7" calcext:value-type="float">
            <text:p>7</text:p>
          </table:table-cell>
          <table:table-cell table:formula="of:=INDIRECT([.$K26]&amp;[.O$29])" office:value-type="float" office:value="7" calcext:value-type="float">
            <text:p>7</text:p>
          </table:table-cell>
          <table:table-cell table:formula="of:=INDIRECT([.$K26]&amp;[.P$29])" office:value-type="float" office:value="8" calcext:value-type="float">
            <text:p>8</text:p>
          </table:table-cell>
          <table:table-cell table:formula="of:=INDIRECT([.$K26]&amp;[.Q$29])" office:value-type="float" office:value="8" calcext:value-type="float">
            <text:p>8</text:p>
          </table:table-cell>
          <table:table-cell table:formula="of:=INDIRECT([.$K26]&amp;[.R$29])" office:value-type="float" office:value="10" calcext:value-type="float">
            <text:p>10</text:p>
          </table:table-cell>
          <table:table-cell table:formula="of:=INDIRECT([.$K26]&amp;[.S$29])" office:value-type="float" office:value="8" calcext:value-type="float">
            <text:p>8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INDIRECT([.$T26]&amp;[.W$29])" office:value-type="float" office:value="8" calcext:value-type="float">
            <text:p>8</text:p>
          </table:table-cell>
          <table:table-cell table:formula="of:=INDIRECT([.$T26]&amp;[.X$29])" office:value-type="float" office:value="8" calcext:value-type="float">
            <text:p>8</text:p>
          </table:table-cell>
          <table:table-cell table:formula="of:=INDIRECT([.$T26]&amp;[.Y$29])" office:value-type="float" office:value="8" calcext:value-type="float">
            <text:p>8</text:p>
          </table:table-cell>
          <table:table-cell table:formula="of:=INDIRECT([.$T26]&amp;[.Z$29])" office:value-type="float" office:value="9" calcext:value-type="float">
            <text:p>9</text:p>
          </table:table-cell>
          <table:table-cell table:formula="of:=INDIRECT([.$T26]&amp;[.AA$29])" office:value-type="float" office:value="10" calcext:value-type="float">
            <text:p>10</text:p>
          </table:table-cell>
          <table:table-cell table:formula="of:=INDIRECT([.$T26]&amp;[.AB$29])" office:value-type="float" office:value="8.6" calcext:value-type="float">
            <text:p>8.6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INDIRECT([.$AC26]&amp;[.AF$29])" office:value-type="float" office:value="4" calcext:value-type="float">
            <text:p>4</text:p>
          </table:table-cell>
          <table:table-cell table:formula="of:=INDIRECT([.$AC26]&amp;[.AG$29])" office:value-type="float" office:value="8" calcext:value-type="float">
            <text:p>8</text:p>
          </table:table-cell>
          <table:table-cell table:formula="of:=INDIRECT([.$AC26]&amp;[.AH$29])" office:value-type="float" office:value="8" calcext:value-type="float">
            <text:p>8</text:p>
          </table:table-cell>
          <table:table-cell table:formula="of:=INDIRECT([.$AC26]&amp;[.AI$29])" office:value-type="float" office:value="10" calcext:value-type="float">
            <text:p>10</text:p>
          </table:table-cell>
          <table:table-cell table:formula="of:=INDIRECT([.$AC26]&amp;[.AJ$29])" office:value-type="float" office:value="10" calcext:value-type="float">
            <text:p>10</text:p>
          </table:table-cell>
          <table:table-cell table:formula="of:=INDIRECT([.$AC26]&amp;[.AK$29])" office:value-type="float" office:value="8" calcext:value-type="float">
            <text:p>8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INDIRECT([.$AL26]&amp;[.AO$29])" office:value-type="float" office:value="7" calcext:value-type="float">
            <text:p>7</text:p>
          </table:table-cell>
          <table:table-cell table:formula="of:=INDIRECT([.$AL26]&amp;[.AP$29])" office:value-type="float" office:value="7" calcext:value-type="float">
            <text:p>7</text:p>
          </table:table-cell>
          <table:table-cell table:formula="of:=INDIRECT([.$AL26]&amp;[.AQ$29])" office:value-type="float" office:value="8" calcext:value-type="float">
            <text:p>8</text:p>
          </table:table-cell>
          <table:table-cell table:formula="of:=INDIRECT([.$AL26]&amp;[.AR$29])" office:value-type="float" office:value="10" calcext:value-type="float">
            <text:p>10</text:p>
          </table:table-cell>
          <table:table-cell table:formula="of:=INDIRECT([.$AL26]&amp;[.AS$29])" office:value-type="float" office:value="10" calcext:value-type="float">
            <text:p>10</text:p>
          </table:table-cell>
          <table:table-cell table:formula="of:=INDIRECT([.$AL26]&amp;[.AT$29])" office:value-type="float" office:value="8.4" calcext:value-type="float">
            <text:p>8.4</text:p>
          </table:table-cell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INDIRECT([.$B27]&amp;[.E$29])" office:value-type="float" office:value="4" calcext:value-type="float">
            <text:p>4</text:p>
          </table:table-cell>
          <table:table-cell table:formula="of:=INDIRECT([.$B27]&amp;[.F$29])" office:value-type="float" office:value="5.25" calcext:value-type="float">
            <text:p>5.25</text:p>
          </table:table-cell>
          <table:table-cell table:formula="of:=INDIRECT([.$B27]&amp;[.G$29])" office:value-type="float" office:value="6.5" calcext:value-type="float">
            <text:p>6.5</text:p>
          </table:table-cell>
          <table:table-cell table:formula="of:=INDIRECT([.$B27]&amp;[.H$29])" office:value-type="float" office:value="7.75" calcext:value-type="float">
            <text:p>7.75</text:p>
          </table:table-cell>
          <table:table-cell table:formula="of:=INDIRECT([.$B27]&amp;[.I$29])" office:value-type="float" office:value="9" calcext:value-type="float">
            <text:p>9</text:p>
          </table:table-cell>
          <table:table-cell table:formula="of:=INDIRECT([.$B27]&amp;[.J$29])" office:value-type="float" office:value="6.5" calcext:value-type="float">
            <text:p>6.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INDIRECT([.$K27]&amp;[.N$29])" office:value-type="float" office:value="4" calcext:value-type="float">
            <text:p>4</text:p>
          </table:table-cell>
          <table:table-cell table:formula="of:=INDIRECT([.$K27]&amp;[.O$29])" office:value-type="float" office:value="6" calcext:value-type="float">
            <text:p>6</text:p>
          </table:table-cell>
          <table:table-cell table:formula="of:=INDIRECT([.$K27]&amp;[.P$29])" office:value-type="float" office:value="7" calcext:value-type="float">
            <text:p>7</text:p>
          </table:table-cell>
          <table:table-cell table:formula="of:=INDIRECT([.$K27]&amp;[.Q$29])" office:value-type="float" office:value="8.75" calcext:value-type="float">
            <text:p>8.75</text:p>
          </table:table-cell>
          <table:table-cell table:formula="of:=INDIRECT([.$K27]&amp;[.R$29])" office:value-type="float" office:value="10" calcext:value-type="float">
            <text:p>10</text:p>
          </table:table-cell>
          <table:table-cell table:formula="of:=INDIRECT([.$K27]&amp;[.S$29])" office:value-type="float" office:value="7.16666666666667" calcext:value-type="float">
            <text:p>7.1666666667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INDIRECT([.$T27]&amp;[.W$29])" office:value-type="float" office:value="1" calcext:value-type="float">
            <text:p>1</text:p>
          </table:table-cell>
          <table:table-cell table:formula="of:=INDIRECT([.$T27]&amp;[.X$29])" office:value-type="float" office:value="3.5" calcext:value-type="float">
            <text:p>3.5</text:p>
          </table:table-cell>
          <table:table-cell table:formula="of:=INDIRECT([.$T27]&amp;[.Y$29])" office:value-type="float" office:value="5" calcext:value-type="float">
            <text:p>5</text:p>
          </table:table-cell>
          <table:table-cell table:formula="of:=INDIRECT([.$T27]&amp;[.Z$29])" office:value-type="float" office:value="8" calcext:value-type="float">
            <text:p>8</text:p>
          </table:table-cell>
          <table:table-cell table:formula="of:=INDIRECT([.$T27]&amp;[.AA$29])" office:value-type="float" office:value="9" calcext:value-type="float">
            <text:p>9</text:p>
          </table:table-cell>
          <table:table-cell table:formula="of:=INDIRECT([.$T27]&amp;[.AB$29])" office:value-type="float" office:value="5.33333333333333" calcext:value-type="float">
            <text:p>5.3333333333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INDIRECT([.$AC27]&amp;[.AF$29])" office:value-type="float" office:value="4" calcext:value-type="float">
            <text:p>4</text:p>
          </table:table-cell>
          <table:table-cell table:formula="of:=INDIRECT([.$AC27]&amp;[.AG$29])" office:value-type="float" office:value="5.5" calcext:value-type="float">
            <text:p>5.5</text:p>
          </table:table-cell>
          <table:table-cell table:formula="of:=INDIRECT([.$AC27]&amp;[.AH$29])" office:value-type="float" office:value="7.5" calcext:value-type="float">
            <text:p>7.5</text:p>
          </table:table-cell>
          <table:table-cell table:formula="of:=INDIRECT([.$AC27]&amp;[.AI$29])" office:value-type="float" office:value="8.75" calcext:value-type="float">
            <text:p>8.75</text:p>
          </table:table-cell>
          <table:table-cell table:formula="of:=INDIRECT([.$AC27]&amp;[.AJ$29])" office:value-type="float" office:value="9" calcext:value-type="float">
            <text:p>9</text:p>
          </table:table-cell>
          <table:table-cell table:formula="of:=INDIRECT([.$AC27]&amp;[.AK$29])" office:value-type="float" office:value="7" calcext:value-type="float">
            <text:p>7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INDIRECT([.$AL27]&amp;[.AO$29])" office:value-type="float" office:value="6" calcext:value-type="float">
            <text:p>6</text:p>
          </table:table-cell>
          <table:table-cell table:formula="of:=INDIRECT([.$AL27]&amp;[.AP$29])" office:value-type="float" office:value="7" calcext:value-type="float">
            <text:p>7</text:p>
          </table:table-cell>
          <table:table-cell table:formula="of:=INDIRECT([.$AL27]&amp;[.AQ$29])" office:value-type="float" office:value="8" calcext:value-type="float">
            <text:p>8</text:p>
          </table:table-cell>
          <table:table-cell table:formula="of:=INDIRECT([.$AL27]&amp;[.AR$29])" office:value-type="float" office:value="9" calcext:value-type="float">
            <text:p>9</text:p>
          </table:table-cell>
          <table:table-cell table:formula="of:=INDIRECT([.$AL27]&amp;[.AS$29])" office:value-type="float" office:value="10" calcext:value-type="float">
            <text:p>10</text:p>
          </table:table-cell>
          <table:table-cell table:formula="of:=INDIRECT([.$AL27]&amp;[.AT$29])" office:value-type="float" office:value="8" calcext:value-type="float">
            <text:p>8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E29]" office:value-type="float" office:value="17" calcext:value-type="float">
            <text:p>17</text:p>
          </table:table-cell>
          <table:table-cell table:formula="of:=[.F29]" office:value-type="float" office:value="19" calcext:value-type="float">
            <text:p>19</text:p>
          </table:table-cell>
          <table:table-cell table:formula="of:=[.G29]" office:value-type="float" office:value="13" calcext:value-type="float">
            <text:p>13</text:p>
          </table:table-cell>
          <table:table-cell table:formula="of:=[.H29]" office:value-type="float" office:value="18" calcext:value-type="float">
            <text:p>18</text:p>
          </table:table-cell>
          <table:table-cell table:formula="of:=[.I29]" office:value-type="float" office:value="16" calcext:value-type="float">
            <text:p>16</text:p>
          </table:table-cell>
          <table:table-cell table:formula="of:=[.J29]" office:value-type="float" office:value="12" calcext:value-type="float">
            <text:p>12</text:p>
          </table:table-cell>
          <table:table-cell table:number-columns-repeated="3"/>
          <table:table-cell table:formula="of:=[.N29]" office:value-type="float" office:value="17" calcext:value-type="float">
            <text:p>17</text:p>
          </table:table-cell>
          <table:table-cell table:formula="of:=[.O29]" office:value-type="float" office:value="19" calcext:value-type="float">
            <text:p>19</text:p>
          </table:table-cell>
          <table:table-cell table:formula="of:=[.P29]" office:value-type="float" office:value="13" calcext:value-type="float">
            <text:p>13</text:p>
          </table:table-cell>
          <table:table-cell table:formula="of:=[.Q29]" office:value-type="float" office:value="18" calcext:value-type="float">
            <text:p>18</text:p>
          </table:table-cell>
          <table:table-cell table:formula="of:=[.R29]" office:value-type="float" office:value="16" calcext:value-type="float">
            <text:p>16</text:p>
          </table:table-cell>
          <table:table-cell table:formula="of:=[.S29]" office:value-type="float" office:value="12" calcext:value-type="float">
            <text:p>12</text:p>
          </table:table-cell>
          <table:table-cell table:number-columns-repeated="3"/>
          <table:table-cell table:formula="of:=[.W29]" office:value-type="float" office:value="17" calcext:value-type="float">
            <text:p>17</text:p>
          </table:table-cell>
          <table:table-cell table:formula="of:=[.X29]" office:value-type="float" office:value="19" calcext:value-type="float">
            <text:p>19</text:p>
          </table:table-cell>
          <table:table-cell table:formula="of:=[.Y29]" office:value-type="float" office:value="13" calcext:value-type="float">
            <text:p>13</text:p>
          </table:table-cell>
          <table:table-cell table:formula="of:=[.Z29]" office:value-type="float" office:value="18" calcext:value-type="float">
            <text:p>18</text:p>
          </table:table-cell>
          <table:table-cell table:formula="of:=[.AA29]" office:value-type="float" office:value="16" calcext:value-type="float">
            <text:p>16</text:p>
          </table:table-cell>
          <table:table-cell table:formula="of:=[.AB29]" office:value-type="float" office:value="12" calcext:value-type="float">
            <text:p>12</text:p>
          </table:table-cell>
          <table:table-cell table:number-columns-repeated="3"/>
          <table:table-cell table:formula="of:=[.AF29]" office:value-type="float" office:value="17" calcext:value-type="float">
            <text:p>17</text:p>
          </table:table-cell>
          <table:table-cell table:formula="of:=[.AG29]" office:value-type="float" office:value="19" calcext:value-type="float">
            <text:p>19</text:p>
          </table:table-cell>
          <table:table-cell table:formula="of:=[.AH29]" office:value-type="float" office:value="13" calcext:value-type="float">
            <text:p>13</text:p>
          </table:table-cell>
          <table:table-cell table:formula="of:=[.AI29]" office:value-type="float" office:value="18" calcext:value-type="float">
            <text:p>18</text:p>
          </table:table-cell>
          <table:table-cell table:formula="of:=[.AJ29]" office:value-type="float" office:value="16" calcext:value-type="float">
            <text:p>16</text:p>
          </table:table-cell>
          <table:table-cell table:formula="of:=[.AK29]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0/00/0000</text:date>, <text:time style:data-style-name="N2" text:time-value="00:49:14.060965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7T01:33:38.985488086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865" meta:object-count="0"/>
  </office:meta>
</office:document-meta>
</file>